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4pt" style:font-size-asian="14pt" style:font-size-complex="12pt"/>
    </style:style>
    <style:style style:name="P2" style:family="paragraph" style:parent-style-name="Standard" style:master-page-name="Standard">
      <style:paragraph-properties style:page-number="auto"/>
      <style:text-properties style:font-name="Comic Sans MS" fo:font-size="14pt" style:font-size-asian="14pt"/>
    </style:style>
    <style:style style:name="P3" style:family="paragraph" style:parent-style-name="Header">
      <style:paragraph-properties fo:text-align="center" style:justify-single-word="false"/>
    </style:style>
    <style:style style:name="T1" style:family="text">
      <style:text-properties style:font-name="Comic Sans MS" fo:font-size="14pt" style:font-size-asian="14pt"/>
    </style:style>
    <style:style style:name="T2" style:family="text">
      <style:text-properties style:font-name="Comic Sans MS" fo:font-size="14pt" style:font-size-asian="14pt" style:font-size-complex="12pt"/>
    </style:style>
    <style:style style:name="T3" style:family="text">
      <style:text-properties style:font-name="Comic Sans MS" fo:font-size="14pt" fo:font-weight="bold" style:font-size-asian="14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text:span text:style-name="T3">Team Name</text:span><text:span text:style-name="T2">: Thinggy</text:span></text:p>
      <text:p text:style-name="Standard"><text:span text:style-name="T2"/></text:p>
      <text:p text:style-name="Standard"><text:span text:style-name="T3">Team Members</text:span></text:p>
      <text:p text:style-name="P1"/>
      <text:p text:style-name="Standard"><text:span text:style-name="T2">Name: Cody Thompson</text:span></text:p>
      <text:p text:style-name="Standard"><text:span text:style-name="T2">List Individual Contributions to Project: ___________________</text:span></text:p>
      <text:p text:style-name="Standard"><text:span text:style-name="T2">_________________________________________________</text:span></text:p>
      <text:p text:style-name="Standard"><text:span text:style-name="T2">_________________________________________________</text:span></text:p>
      <text:p text:style-name="Standard"><text:span text:style-name="T2">_________________________________________________</text:span></text:p>
      <text:p text:style-name="P1"><text:span text:style-name="T2"/></text:p>
      <text:p text:style-name="Standard"><text:span text:style-name="T2">Name: Brandon Montes</text:span></text:p>
      <text:p text:style-name="Standard"><text:span text:style-name="T2">List Individual Contributions to Project: Filling text into empty dialogs, fixing broken UI items, UML, HTML text, pre-updated user stories.</text:span></text:p>
      <text:p text:style-name="P1"/>
      <text:p text:style-name="Standard"><text:span text:style-name="T2">Name: Grant Ross</text:span></text:p>
      <text:p text:style-name="Standard"><text:span text:style-name="T2">List Individual Contributions to Project: ___________________</text:span></text:p>
      <text:p text:style-name="Standard"><text:span text:style-name="T2">_________________________________________________</text:span></text:p>
      <text:p text:style-name="Standard"><text:span text:style-name="T2">_________________________________________________</text:span></text:p>
      <text:p text:style-name="Standard"><text:span text:style-name="T2">_________________________________________________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>
        <style:tab-stops>
          <style:tab-stop style:position="0in"/>
        </style:tab-stops>
      </style:paragraph-properties>
      <style:text-properties fo:font-size="14pt" style:font-size-asian="1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39in" fo:line-height="115%" fo:text-indent="0in" style:auto-text-indent="false"/>
      <style:text-properties style:font-name="Calibri" fo:font-size="11pt" style:font-name-asian="Calibri1" style:font-size-asian="11pt" style:font-size-complex="11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font-size="14pt" style:text-underline-style="solid" style:text-underline-width="auto" style:text-underline-color="font-color" style:font-size-asian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" text:bullet-char="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2" style:num-suffix="" text:bullet-char="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3" style:num-suffix="" text:bullet-char="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4" style:num-suffix="" text:bullet-char="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5" style:num-suffix="" text:bullet-char="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6" style:num-suffix="" text:bullet-char="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7" style:num-suffix="" text:bullet-char="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8" style:num-suffix="" text:bullet-char="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9" style:num-suffix="" text:bullet-char="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Comic Sans MS" fo:font-size="14pt" style:font-size-asian="14pt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ct Team Contribution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1</dc:title>
    <meta:initial-creator>Jerry Lebowitz</meta:initial-creator>
    <dc:creator>Brandon Montes</dc:creator>
    <meta:editing-cycles>17</meta:editing-cycles>
    <meta:print-date>2005-02-19T18:43:00</meta:print-date>
    <meta:creation-date>2014-09-06T21:54:00</meta:creation-date>
    <dc:date>2016-05-23T16:59:48.07</dc:date>
    <meta:editing-duration>PT1M36S</meta:editing-duration>
    <meta:generator>OpenOffice/4.1.1$Win32 OpenOffice.org_project/411m6$Build-9775</meta:generator>
    <meta:document-statistic meta:table-count="0" meta:image-count="0" meta:object-count="0" meta:page-count="1" meta:paragraph-count="15" meta:word-count="55" meta:character-count="667"/>
    <meta:user-defined meta:name="AppVersion">16.0000</meta:user-defined>
    <meta:user-defined meta:name="Company">lebowitz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